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821 BT" svg:font-family="'Monospac821 BT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officeooo:rsid="016e515b" officeooo:paragraph-rsid="016e515b"/>
    </style:style>
    <style:style style:name="P4" style:family="paragraph" style:parent-style-name="Text_20_body">
      <style:text-properties officeooo:rsid="0185fac1" officeooo:paragraph-rsid="0185fac1"/>
    </style:style>
    <style:style style:name="P5" style:family="paragraph" style:parent-style-name="Text_20_body" style:list-style-name="L1">
      <style:text-properties officeooo:rsid="0185fac1" officeooo:paragraph-rsid="0185fac1"/>
    </style:style>
    <style:style style:name="P6" style:family="paragraph" style:parent-style-name="Text_20_body">
      <style:text-properties officeooo:rsid="01890540" officeooo:paragraph-rsid="01890540"/>
    </style:style>
    <style:style style:name="P7" style:family="paragraph" style:parent-style-name="Text_20_body" style:list-style-name="L2">
      <style:text-properties officeooo:rsid="01890540" officeooo:paragraph-rsid="01890540"/>
    </style:style>
    <style:style style:name="P8" style:family="paragraph" style:parent-style-name="Text_20_body" style:list-style-name="L2">
      <style:text-properties officeooo:rsid="01890540" officeooo:paragraph-rsid="0196a6ac"/>
    </style:style>
    <style:style style:name="P9" style:family="paragraph" style:parent-style-name="Text_20_body">
      <style:text-properties fo:color="#6b2394" officeooo:rsid="01890540" officeooo:paragraph-rsid="01890540"/>
    </style:style>
    <style:style style:name="P10" style:family="paragraph" style:parent-style-name="Text_20_body">
      <style:text-properties officeooo:paragraph-rsid="018cb5e5"/>
    </style:style>
    <style:style style:name="P11" style:family="paragraph" style:parent-style-name="Text_20_body">
      <style:text-properties officeooo:rsid="0191dad7" officeooo:paragraph-rsid="0191dad7"/>
    </style:style>
    <style:style style:name="P12" style:family="paragraph" style:parent-style-name="Text_20_body">
      <style:text-properties fo:color="#6b0094" officeooo:rsid="01923f12" officeooo:paragraph-rsid="01923f12"/>
    </style:style>
    <style:style style:name="P13" style:family="paragraph" style:parent-style-name="Text_20_body">
      <style:text-properties fo:color="#6b0094" officeooo:rsid="019b5a2b" officeooo:paragraph-rsid="019b5a2b"/>
    </style:style>
    <style:style style:name="P14" style:family="paragraph" style:parent-style-name="Text_20_body">
      <style:text-properties fo:color="#6b0094" officeooo:rsid="01a273c3" officeooo:paragraph-rsid="01a273c3"/>
    </style:style>
    <style:style style:name="P15" style:family="paragraph" style:parent-style-name="Text_20_body">
      <style:text-properties fo:color="#6b0094" officeooo:rsid="01a3f871" officeooo:paragraph-rsid="01a3f871"/>
    </style:style>
    <style:style style:name="P16" style:family="paragraph" style:parent-style-name="Text_20_body">
      <style:text-properties fo:color="#6b0094" officeooo:rsid="01a7250a" officeooo:paragraph-rsid="01a7250a"/>
    </style:style>
    <style:style style:name="P17" style:family="paragraph" style:parent-style-name="Text_20_body">
      <style:text-properties fo:color="#6b0094" officeooo:rsid="01b076af" officeooo:paragraph-rsid="01b076af"/>
    </style:style>
    <style:style style:name="P18" style:family="paragraph" style:parent-style-name="Text_20_body">
      <style:text-properties fo:color="#6b0094" officeooo:rsid="01b2059d" officeooo:paragraph-rsid="01b2059d"/>
    </style:style>
    <style:style style:name="P19" style:family="paragraph" style:parent-style-name="Text_20_body">
      <style:text-properties fo:color="#6b0094" officeooo:rsid="01b651d8" officeooo:paragraph-rsid="01b651d8"/>
    </style:style>
    <style:style style:name="P20" style:family="paragraph" style:parent-style-name="Text_20_body">
      <style:text-properties fo:color="#6b0094" officeooo:rsid="01b651d8" officeooo:paragraph-rsid="01b95c88"/>
    </style:style>
    <style:style style:name="P21" style:family="paragraph" style:parent-style-name="Text_20_body">
      <style:text-properties fo:color="#6b0094" officeooo:rsid="01ba5777" officeooo:paragraph-rsid="01ba5777"/>
    </style:style>
    <style:style style:name="P22" style:family="paragraph" style:parent-style-name="Text_20_body" style:list-style-name="L3">
      <style:text-properties officeooo:paragraph-rsid="0191dad7"/>
    </style:style>
    <style:style style:name="P23" style:family="paragraph" style:parent-style-name="Text_20_body" style:list-style-name="L3">
      <style:text-properties officeooo:rsid="0195f8f3" officeooo:paragraph-rsid="0195f8f3"/>
    </style:style>
    <style:style style:name="P24" style:family="paragraph" style:parent-style-name="Text_20_body" style:list-style-name="L3">
      <style:text-properties officeooo:rsid="0198f274" officeooo:paragraph-rsid="0198f274"/>
    </style:style>
    <style:style style:name="P25" style:family="paragraph" style:parent-style-name="Text_20_body" style:list-style-name="L4">
      <style:text-properties officeooo:rsid="019b5a2b" officeooo:paragraph-rsid="019b5a2b"/>
    </style:style>
    <style:style style:name="P26" style:family="paragraph" style:parent-style-name="Text_20_body" style:list-style-name="L4">
      <style:text-properties officeooo:rsid="019d2993" officeooo:paragraph-rsid="019d2993"/>
    </style:style>
    <style:style style:name="P27" style:family="paragraph" style:parent-style-name="Text_20_body" style:list-style-name="L4">
      <style:text-properties officeooo:rsid="019e4f72" officeooo:paragraph-rsid="019e4f72"/>
    </style:style>
    <style:style style:name="P28" style:family="paragraph" style:parent-style-name="Text_20_body" style:list-style-name="L4">
      <style:text-properties officeooo:rsid="01a021ef" officeooo:paragraph-rsid="01a021ef"/>
    </style:style>
    <style:style style:name="P29" style:family="paragraph" style:parent-style-name="Text_20_body" style:list-style-name="L5">
      <style:text-properties officeooo:rsid="01a31bc1" officeooo:paragraph-rsid="01a31bc1"/>
    </style:style>
    <style:style style:name="P30" style:family="paragraph" style:parent-style-name="Text_20_body">
      <style:text-properties officeooo:rsid="01a31bc1" officeooo:paragraph-rsid="01a31bc1"/>
    </style:style>
    <style:style style:name="P31" style:family="paragraph" style:parent-style-name="Text_20_body" style:list-style-name="L6">
      <style:text-properties officeooo:rsid="01a5f77d" officeooo:paragraph-rsid="01a5f77d"/>
    </style:style>
    <style:style style:name="P32" style:family="paragraph" style:parent-style-name="Text_20_body">
      <style:text-properties officeooo:rsid="01a5f77d" officeooo:paragraph-rsid="01a5f77d"/>
    </style:style>
    <style:style style:name="P33" style:family="paragraph" style:parent-style-name="Text_20_body" style:list-style-name="L7">
      <style:text-properties officeooo:rsid="01a89996" officeooo:paragraph-rsid="01a89996"/>
    </style:style>
    <style:style style:name="P34" style:family="paragraph" style:parent-style-name="Text_20_body" style:list-style-name="L7">
      <style:text-properties officeooo:rsid="01aac58f" officeooo:paragraph-rsid="01aac58f"/>
    </style:style>
    <style:style style:name="P35" style:family="paragraph" style:parent-style-name="Text_20_body" style:list-style-name="L7">
      <style:text-properties officeooo:rsid="01ab82b6" officeooo:paragraph-rsid="01ab82b6"/>
    </style:style>
    <style:style style:name="P36" style:family="paragraph" style:parent-style-name="Text_20_body" style:list-style-name="L8"/>
    <style:style style:name="P37" style:family="paragraph" style:parent-style-name="Text_20_body" style:list-style-name="L9">
      <style:text-properties officeooo:rsid="01b51d34" officeooo:paragraph-rsid="01b51d34"/>
    </style:style>
    <style:style style:name="P38" style:family="paragraph" style:parent-style-name="Text_20_body">
      <style:text-properties officeooo:rsid="01b51d34" officeooo:paragraph-rsid="01b51d34"/>
    </style:style>
    <style:style style:name="P39" style:family="paragraph" style:parent-style-name="Text_20_body" style:list-style-name="L9">
      <style:text-properties officeooo:rsid="01b53fde" officeooo:paragraph-rsid="01b53fde"/>
    </style:style>
    <style:style style:name="P40" style:family="paragraph" style:parent-style-name="Text_20_body">
      <style:text-properties officeooo:paragraph-rsid="01b076af"/>
    </style:style>
    <style:style style:name="P41" style:family="paragraph" style:parent-style-name="Text_20_body">
      <style:text-properties officeooo:paragraph-rsid="01b651d8"/>
    </style:style>
    <style:style style:name="P42" style:family="paragraph" style:parent-style-name="Text_20_body" style:list-style-name="L8">
      <style:text-properties officeooo:rsid="01bf6d14" officeooo:paragraph-rsid="01bf6d14"/>
    </style:style>
    <style:style style:name="P43" style:family="paragraph" style:parent-style-name="Text_20_body" style:list-style-name="L8">
      <style:text-properties officeooo:rsid="01c0162f" officeooo:paragraph-rsid="01c07ff0"/>
    </style:style>
    <style:style style:name="P44" style:family="paragraph" style:parent-style-name="Text_20_body" style:list-style-name="L8">
      <style:text-properties officeooo:rsid="01c07ff0" officeooo:paragraph-rsid="01c07ff0"/>
    </style:style>
    <style:style style:name="P45" style:family="paragraph" style:parent-style-name="Text_20_body" style:list-style-name="L8">
      <style:text-properties officeooo:rsid="01c16eac" officeooo:paragraph-rsid="01c16eac"/>
    </style:style>
    <style:style style:name="P46" style:family="paragraph" style:parent-style-name="Text_20_body" style:list-style-name="L8">
      <style:text-properties officeooo:rsid="01c44b0f" officeooo:paragraph-rsid="01c44b0f"/>
    </style:style>
    <style:style style:name="P47" style:family="paragraph" style:parent-style-name="Text_20_body" style:list-style-name="L8">
      <style:text-properties officeooo:rsid="01c50ab6" officeooo:paragraph-rsid="01c50ab6"/>
    </style:style>
    <style:style style:name="P48" style:family="paragraph" style:parent-style-name="Text_20_body" style:list-style-name="L8">
      <style:text-properties officeooo:rsid="01c810fd" officeooo:paragraph-rsid="01c810fd"/>
    </style:style>
    <style:style style:name="P49" style:family="paragraph" style:parent-style-name="Heading_20_1">
      <style:text-properties officeooo:rsid="0185fac1" officeooo:paragraph-rsid="0185fac1"/>
    </style:style>
    <style:style style:name="P50" style:family="paragraph" style:parent-style-name="Heading_20_1">
      <style:text-properties officeooo:rsid="01890540" officeooo:paragraph-rsid="01890540"/>
    </style:style>
    <style:style style:name="P51" style:family="paragraph" style:parent-style-name="Heading_20_1">
      <style:text-properties officeooo:rsid="018cb5e5" officeooo:paragraph-rsid="019f42ea"/>
    </style:style>
    <style:style style:name="P52" style:family="paragraph" style:parent-style-name="Heading_20_1">
      <style:text-properties officeooo:rsid="01a9900c" officeooo:paragraph-rsid="01a9900c"/>
    </style:style>
    <style:style style:name="P53" style:family="paragraph" style:parent-style-name="Heading_20_1">
      <style:text-properties officeooo:rsid="01b7bf7b" officeooo:paragraph-rsid="01b7bf7b"/>
    </style:style>
    <style:style style:name="P54" style:family="paragraph" style:parent-style-name="Title">
      <style:text-properties officeooo:rsid="01a9900c" officeooo:paragraph-rsid="01a9900c"/>
    </style:style>
    <style:style style:name="P55" style:family="paragraph" style:parent-style-name="Title">
      <style:text-properties officeooo:rsid="01b72e14" officeooo:paragraph-rsid="01b72e14"/>
    </style:style>
    <style:style style:name="T1" style:family="text">
      <style:text-properties officeooo:rsid="017fd628"/>
    </style:style>
    <style:style style:name="T2" style:family="text">
      <style:text-properties officeooo:rsid="0171febf"/>
    </style:style>
    <style:style style:name="T3" style:family="text">
      <style:text-properties fo:color="#ce181e"/>
    </style:style>
    <style:style style:name="T4" style:family="text">
      <style:text-properties fo:color="#ce181e" officeooo:rsid="0191dad7"/>
    </style:style>
    <style:style style:name="T5" style:family="text">
      <style:text-properties fo:color="#ce181e" officeooo:rsid="01a0cabd"/>
    </style:style>
    <style:style style:name="T6" style:family="text">
      <style:text-properties fo:color="#ce181e" officeooo:rsid="01c3f491"/>
    </style:style>
    <style:style style:name="T7" style:family="text">
      <style:text-properties officeooo:rsid="0187a0f2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18eb3b7"/>
    </style:style>
    <style:style style:name="T10" style:family="text">
      <style:text-properties style:font-name="Courier New" officeooo:rsid="01c3f49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187a0f2"/>
    </style:style>
    <style:style style:name="T13" style:family="text">
      <style:text-properties officeooo:rsid="0191dad7"/>
    </style:style>
    <style:style style:name="T14" style:family="text">
      <style:text-properties officeooo:rsid="01923f12"/>
    </style:style>
    <style:style style:name="T15" style:family="text">
      <style:text-properties officeooo:rsid="01a31bc1"/>
    </style:style>
    <style:style style:name="T16" style:family="text">
      <style:text-properties officeooo:rsid="01aac58f"/>
    </style:style>
    <style:style style:name="T17" style:family="text">
      <style:text-properties officeooo:rsid="01aeda52"/>
    </style:style>
    <style:style style:name="T18" style:family="text">
      <style:text-properties officeooo:rsid="01b2059d"/>
    </style:style>
    <style:style style:name="T19" style:family="text">
      <style:text-properties officeooo:rsid="01b35875"/>
    </style:style>
    <style:style style:name="T20" style:family="text">
      <style:text-properties officeooo:rsid="01b80fed"/>
    </style:style>
    <style:style style:name="T21" style:family="text">
      <style:text-properties officeooo:rsid="01b95c88"/>
    </style:style>
    <style:style style:name="T22" style:family="text">
      <style:text-properties officeooo:rsid="01c3f4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-<text:span text:style-name="T2">Schulung, 24. Mai 2019</text:span></text:p>
      <text:h text:style-name="P49" text:outline-level="1">Thematische Einleitung</text:h>
      <text:p text:style-name="P4"><text:span text:style-name="T3">Schulungsinhalte.pdf:</text:span> Inhalte, Lernziele und Vorgehen der Schulung</text:p>
      <text:p text:style-name="P4"><text:a xlink:type="simple" xlink:href="https://www.wpvs.de/" text:style-name="Internet_20_link" text:visited-style-name="Visited_20_Internet_20_Link">https://www.wpvs.de/</text:a>: Hinweis auf die Onlinefolien zum Nachschlagen</text:p>
      <text:p text:style-name="P4"/>
      <text:p text:style-name="P4"><text:span text:style-name="T3">Folie 3:</text:span> Geschichte und heutige Einsatzgebiete von JavaScript</text:p>
      <text:list xml:id="list853848509" text:style-name="L1">
        <text:list-item>
          <text:p text:style-name="P5">Als clientseitige Skriptsprache im Browser entworfen</text:p>
        </text:list-item>
        <text:list-item>
          <text:p text:style-name="P5">Dank <text:span text:style-name="T11">node.js</text:span> auch als leichtgewichtigtes Serverbackend z.B. für Cloudanwendungen</text:p>
        </text:list-item>
        <text:list-item>
          <text:p text:style-name="P5">Dank <text:span text:style-name="T11">Cordova/Phonegap</text:span> zur Entwicklung mobiler Anwendungen</text:p>
        </text:list-item>
        <text:list-item>
          <text:p text:style-name="P5">Dank <text:span text:style-name="T11">Tessel</text:span> oder <text:span text:style-name="T11">Espruino</text:span> zur Entwicklung eingebetteter IoT-Devices</text:p>
        </text:list-item>
        <text:list-item>
          <text:p text:style-name="P5">Dank <text:span text:style-name="T12">Electron</text:span><text:span text:style-name="T7"> und anderer </text:span>Technologien zur Entwicklung von Desktopanwendungen</text:p>
        </text:list-item>
      </text:list>
      <text:h text:style-name="P50" text:outline-level="1">JavaScript in HTML einbinden</text:h>
      <text:p text:style-name="P9">01 JavaScript und HTML in einer Datei</text:p>
      <text:list xml:id="list4027915683" text:style-name="L2">
        <text:list-item>
          <text:p text:style-name="P7">Anlegen einer minimalen HTML-Seite mit einem <text:span text:style-name="T9">&lt;button&gt;</text:span> und einem <text:span text:style-name="T9">&lt;div&gt;</text:span></text:p>
        </text:list-item>
        <text:list-item>
          <text:p text:style-name="P8">Innerhalb des <text:span text:style-name="T9">&lt;div&gt;</text:span> soll angezeigt werden, wie oft der Button bereits geklickt wurde</text:p>
        </text:list-item>
        <text:list-item>
          <text:p text:style-name="P7">Zunächst <text:span text:style-name="T8">inline</text:span> mit <text:span text:style-name="T8">&lt;script&gt;</text:span> und <text:span text:style-name="T8">onclick=""</text:span></text:p>
        </text:list-item>
      </text:list>
      <text:p text:style-name="P11"/>
      <text:p text:style-name="P12">02 <text:span text:style-name="T17">Zweiter Button (Lösung)</text:span></text:p>
      <text:list xml:id="list2521575697" text:style-name="L3">
        <text:list-item>
          <text:p text:style-name="P22"><text:span text:style-name="T4">Aufgabe:</text:span><text:span text:style-name="T13"> Einbauen eines zweiten Buttons, der den Zähler auf Null zurücksetzt</text:span></text:p>
        </text:list-item>
        <text:list-item>
          <text:p text:style-name="P23">Benutzung der Browser-Konsole (<text:span text:style-name="T8">n</text:span> ausgeben, <text:span text:style-name="T8">n</text:span> hochsetzen, <text:span text:style-name="T8">onRestButtonClicked()</text:span> aufrufen)</text:p>
        </text:list-item>
        <text:list-item>
          <text:p text:style-name="P23">Debuggen der Funktion <text:span text:style-name="T8">onRestButtonClicked()</text:span></text:p>
        </text:list-item>
        <text:list-item>
          <text:p text:style-name="P24">Hinweis, dass der Debugger nur startet, wenn die Entwicklungswerkzeuge offen sind</text:p>
        </text:list-item>
      </text:list>
      <text:p text:style-name="P6"/>
      <text:p text:style-name="P9">0<text:span text:style-name="T14">3</text:span> JavaScript-Code auslagern</text:p>
      <text:list xml:id="list62749371601382" text:continue-list="list4027915683" text:style-name="L2">
        <text:list-item>
          <text:p text:style-name="P7">Verschieben des JavaScript-Codes in eine eigene Datei</text:p>
        </text:list-item>
        <text:list-item>
          <text:p text:style-name="P7">Registrieren des Ereignisbehandlers mit <text:span text:style-name="T8">addEventListener</text:span></text:p>
        </text:list-item>
        <text:list-item>
          <text:p text:style-name="P7"><text:span text:style-name="T8">onLoad</text:span>-Ereignis des <text:span text:style-name="T8">window</text:span>-Objekts bei Programmstart abfangen</text:p>
        </text:list-item>
      </text:list>
      <text:h text:style-name="P51" text:outline-level="1">Grundlegende Spracheigenschaften von JavaScript</text:h>
      <text:p text:style-name="P13">04 Mehrere JavaScript-Dateien (Lösung)</text:p>
      <text:list xml:id="list4218128228" text:style-name="L4">
        <text:list-item>
          <text:p text:style-name="P25"><text:span text:style-name="T3">Aufgabe:</text:span> Je Button eine eigene JavaScript-Datei ausprogrammieren</text:p>
        </text:list-item>
        <text:list-item>
          <text:p text:style-name="P27">Hinweis, dass die Funktionen außerhalb <text:span text:style-name="T8">window.addEventListener(…)</text:span> liegen müssen</text:p>
        </text:list-item>
        <text:list-item>
          <text:p text:style-name="P26"><text:span text:style-name="T8">window</text:span>-Objekt als globaler Namensraum für globale Variablen und Funktionen</text:p>
        </text:list-item>
        <text:list-item>
          <text:p text:style-name="P26">Verwendung von <text:span text:style-name="T8">var</text:span> und <text:span text:style-name="T8">let</text:span> zur Deklaration lokaler Variablen</text:p>
        </text:list-item>
        <text:list-item>
          <text:p text:style-name="P28"><text:span text:style-name="T5">JS.Scratch</text:span><text:span text:style-name="T3">:</text:span> <text:span text:style-name="T8">var</text:span> oder <text:span text:style-name="T8">let</text:span> vor einer Variable vergessen</text:p>
        </text:list-item>
      </text:list>
      <text:p text:style-name="P10"/>
      <text:p text:style-name="P14">05 <text:span text:style-name="T15">if-Abfrage</text:span></text:p>
      <text:list xml:id="list2833425594" text:style-name="L5">
        <text:list-item>
          <text:p text:style-name="P29">JavaScript-Code wieder in eine Datei namens <text:span text:style-name="T8">counter.js</text:span> verschieben</text:p>
        </text:list-item>
        <text:list-item>
          <text:p text:style-name="P29">Zusätzlichen Button zum Herunterzählen einbauen</text:p>
        </text:list-item>
        <text:list-item>
          <text:p text:style-name="P29">Zusätzliche Funktion zur Ausgabe des Zählers</text:p>
        </text:list-item>
        <text:list-item>
          <text:p text:style-name="P29">Zusätzliche Funktion zur Sicherstellung, dass der Zählen zwischen 0 und 10 liegt</text:p>
        </text:list-item>
        <text:list-item>
          <text:p text:style-name="P29">Zähler direkt bei Programmstart anzeigen</text:p>
        </text:list-item>
      </text:list>
      <text:p text:style-name="P30"/>
      <text:p text:style-name="P15">06 Tastaturereignisse mit switch-Anweisung</text:p>
      <text:list xml:id="list3269650325" text:style-name="L6">
        <text:list-item>
          <text:p text:style-name="P31">Event-Listener für das <text:span text:style-name="T8">keyup</text:span>-Ereignis einbauen</text:p>
        </text:list-item>
        <text:list-item>
          <text:p text:style-name="P31">Zunächst <text:span text:style-name="T8">event</text:span>-Objekt auf der Konsole ausgeben, um die Tastaturcodes zu erfahren</text:p>
        </text:list-item>
        <text:list-item>
          <text:p text:style-name="P31">Danach <text:span text:style-name="T8">switch</text:span>-Anweisung für <text:span text:style-name="T8">"ArrowUp"</text:span>, <text:span text:style-name="T8">"ArrowDown"</text:span>, <text:span text:style-name="T8">"+"</text:span>, <text:span text:style-name="T8">"-"</text:span> und " "</text:p>
        </text:list-item>
      </text:list>
      <text:p text:style-name="P32"><text:soft-page-break/></text:p>
      <text:p text:style-name="P16">07 for-Schleife (Lösung)</text:p>
      <text:list xml:id="list4099992509" text:style-name="L7">
        <text:list-item>
          <text:p text:style-name="P34">Zweiten Button und zweites Ausgabefeld zur Berechnung der Fakultät (noch ohne Funktion)</text:p>
        </text:list-item>
        <text:list-item>
          <text:p text:style-name="P33"><text:span text:style-name="T3">JS.Scratch:</text:span> Berechnung der Fakultät rekursiv und per <text:span text:style-name="T8">for</text:span>-Schleife</text:p>
        </text:list-item>
        <text:list-item>
          <text:p text:style-name="P33"><text:span text:style-name="T3">Aufgabe:</text:span> <text:span text:style-name="T16">Z</text:span>weite Codedatei zur Berechnung der Fakultät <text:span text:style-name="T16">ausprogrammieren</text:span></text:p>
        </text:list-item>
        <text:list-item>
          <text:p text:style-name="P35"><text:span text:style-name="T3">Bonusaufgabe:</text:span> Berechnung der Fakultät mit Enter auslösen</text:p>
        </text:list-item>
      </text:list>
      <text:p text:style-name="P54">Pause</text:p>
      <text:h text:style-name="P52" text:outline-level="1">Definition komplexer Datenstrukturen</text:h>
      <text:p text:style-name="P17">08 <text:span text:style-name="T18">Vorlage für Aufgabenverwaltung</text:span></text:p>
      <text:list xml:id="list2321928208" text:style-name="L9">
        <text:list-item>
          <text:p text:style-name="P37">Kopieren der Vorlage in einen neuen Ordner als Grundlage für eine neue App</text:p>
        </text:list-item>
        <text:list-item>
          <text:p text:style-name="P37">Struktur des Quellcodes kurz erklären (Eingabefelder, Tabelle, …)</text:p>
        </text:list-item>
        <text:list-item>
          <text:p text:style-name="P39">Globale Variable zum „Speichern“ der Aufgaben, Initialisierung des Schaubild</text:p>
        </text:list-item>
        <text:list-item>
          <text:p text:style-name="P39"><text:span text:style-name="T3">JS.Scratch:</text:span> Definition einer Aufgabenliste mit Listen und Objekten</text:p>
        </text:list-item>
      </text:list>
      <text:p text:style-name="P38"/>
      <text:p text:style-name="P18">09 <text:span text:style-name="T19">Listen und Objekte</text:span></text:p>
      <text:list xml:id="list1563700088" text:style-name="L8">
        <text:list-item>
          <text:p text:style-name="P43"><text:span text:style-name="T3">Achtung:</text:span> Arrow-Syntax für Funktionen verwenden, damit später <text:span text:style-name="T8">this</text:span> richtig zugewiesen wird!</text:p>
        </text:list-item>
        <text:list-item>
          <text:p text:style-name="P42">Vordefinierte Platzhalterwerte des Schaubilds entfernen</text:p>
        </text:list-item>
        <text:list-item>
          <text:p text:style-name="P42">Neue Funktion <text:span text:style-name="T8">appendTaskToTable()</text:span> zum Anzeigen eines weiteren Eintrags ausprogrammieren</text:p>
        </text:list-item>
        <text:list-item>
          <text:p text:style-name="P42">Neue Funktion <text:span text:style-name="T8">updateChart()</text:span> zum Neuaufbau des Schaubilds ausprogrammieren</text:p>
        </text:list-item>
        <text:list-item>
          <text:p text:style-name="P42"><text:span text:style-name="T8">click</text:span>-Event das Buttons abfangen, um einen neuen Datensatz zu speichern und anzuzeigen</text:p>
        </text:list-item>
        <text:list-item>
          <text:p text:style-name="P44"><text:span text:style-name="T3">Aufgabe:</text:span> Neuen Eintrag „speichern“ und anzeigen, sowie Eingabefelder zurücksetzen</text:p>
        </text:list-item>
      </text:list>
      <text:p text:style-name="P40"/>
      <text:p text:style-name="P19">10 Klasse <text:span text:style-name="T20">Task</text:span></text:p>
      <text:list xml:id="list62749853270865" text:continue-numbering="true" text:style-name="L8">
        <text:list-item>
          <text:p text:style-name="P45"><text:span text:style-name="T3">JS.Scratch:</text:span> Objekte mit Konstrukturfunktionen und Klassen erzeugen (ohne Vererbung)</text:p>
        </text:list-item>
        <text:list-item>
          <text:p text:style-name="P45">Anlegen einer neuen Codedatei mit einer Klasse <text:span text:style-name="T8">Task</text:span></text:p>
        </text:list-item>
        <text:list-item>
          <text:p text:style-name="P45">Ermittlung des Prio-Textes anhand eines Getter-Properties in der Klasse <text:span text:style-name="T8">Task</text:span></text:p>
        </text:list-item>
        <text:list-item>
          <text:p text:style-name="P36"><text:span text:style-name="T3">A</text:span><text:span text:style-name="T6">ufgabe:</text:span><text:span text:style-name="T22"> Anpassen aller Codestellen in der Datei </text:span><text:span text:style-name="T10">main.js</text:span></text:p>
        </text:list-item>
      </text:list>
      <text:p text:style-name="P41"/>
      <text:p text:style-name="P20">1<text:span text:style-name="T21">1</text:span> Klasse <text:span text:style-name="T21">Main</text:span></text:p>
      <text:list xml:id="list62750088740228" text:continue-numbering="true" text:style-name="L8">
        <text:list-item>
          <text:p text:style-name="P46">Kapselung aller Inhalte der Datei <text:span text:style-name="T8">main.js</text:span> in einer Klasse namens <text:span text:style-name="T8">Main</text:span></text:p>
        </text:list-item>
        <text:list-item>
          <text:p text:style-name="P46">Attribute hierzu in einen Konstruktor verschieben</text:p>
        </text:list-item>
        <text:list-item>
          <text:p text:style-name="P46">Methoden hierzu ohne das <text:span text:style-name="T8">function</text:span>-Schlüsselwort definieren</text:p>
        </text:list-item>
        <text:list-item>
          <text:p text:style-name="P46">Unterschied zwischen <text:span text:style-name="T8">function()</text:span> und Arrow-Functions bzgl. <text:span text:style-name="T8">this</text:span> erklären</text:p>
        </text:list-item>
        <text:list-item>
          <text:p text:style-name="P46"><text:span text:style-name="T3">Aufgabe:</text:span> <text:span text:style-name="T8">this.</text:span> vor alle releventanen Codestellen schreiben, mit der Browserkonsole gut testen!</text:p>
        </text:list-item>
        <text:list-item>
          <text:p text:style-name="P47"><text:span text:style-name="T3">Bonusaufgabe:</text:span> Eingabeprüfung einbauen, damit keine leeren Datensätze angelegt werden</text:p>
        </text:list-item>
      </text:list>
      <text:p text:style-name="P55">Pause</text:p>
      <text:h text:style-name="P53" text:outline-level="1">Fortgeschrittene Themen</text:h>
      <text:p text:style-name="P21">12 Kapselung mit AMD-Modulen</text:p>
      <text:list xml:id="list62750324937702" text:continue-numbering="true" text:style-name="L8">
        <text:list-item>
          <text:p text:style-name="P48">Probleme, die durch das in den Browsern fehlende Modulsystem von JavaScript bestehen</text:p>
        </text:list-item>
        <text:list-item>
          <text:p text:style-name="P48">Funktionsweise von ES6-Modulen mit <text:span text:style-name="T8">import</text:span>- und <text:span text:style-name="T8">export</text:span>-Anweisungen kurz erklären</text:p>
        </text:list-item>
        <text:list-item>
          <text:p text:style-name="P48">Alternativer Lösungsansatz im Browser benötigt, da <text:span text:style-name="T8">import</text:span>/<text:span text:style-name="T8">export</text:span> dort nicht funktionieren</text:p>
          <text:p text:style-name="P48"><text:span text:style-name="T8">define([abhängigkeiten], function(abhängigkeiten) { return … }</text:span></text:p>
        </text:list-item>
        <text:list-item>
          <text:p text:style-name="P48">Asynchrones Nachlagen von Quellcode, daher der Name „Asynchronous Module Definition“)</text:p>
        </text:list-item>
        <text:list-item>
          <text:p text:style-name="P48">Einbinden von <text:span text:style-name="T8">require.js</text:span> per CDN-Link</text:p>
        </text:list-item>
        <text:list-item>
          <text:p text:style-name="P48">Umstellen der Dateien <text:span text:style-name="T8">task.js</text:span> und <text:span text:style-name="T8">main.js</text:span> zu AMD-Modul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821 BT" svg:font-family="'Monospac821 BT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start" style:justify-single-word="false" fo:hyphenation-ladder-count="no-limit" style:page-number="auto" style:writing-mode="page"/>
      <style:text-properties style:font-name="Arial" fo:font-family="Arial" style:font-style-name="Κανονικά" style:font-family-generic="swiss" style:font-pitch="variable"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21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ur" style:family="paragraph" style:parent-style-name="Text_20_body">
      <style:text-properties officeooo:rsid="01c16ea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MT1" style:family="text">
      <style:text-properties officeooo:rsid="017fd628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Script-Schulung, <text:span text:style-name="MT1">24. Mai 2019<text:tab/><text:tab/>Ablaufplan</text:span></text:p>
      </style:header>
      <style:footer>
        <text:p text:style-name="MP2">Seite <text:page-number text:select-page="current">1</text:page-number><text:s/>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9-05-24T06:27:48.390148347</dc:date>
    <dc:creator>Dennis Schulmeister-Zimolong</dc:creator>
    <meta:editing-duration>PT19H16M23S</meta:editing-duration>
    <meta:editing-cycles>414</meta:editing-cycles>
    <meta:generator>LibreOffice/6.1.5.2$Linux_X86_64 LibreOffice_project/10$Build-2</meta:generator>
    <meta:document-statistic meta:table-count="0" meta:image-count="0" meta:object-count="0" meta:page-count="2" meta:paragraph-count="84" meta:word-count="653" meta:character-count="4830" meta:non-whitespace-character-count="4319"/>
  </office:meta>
</office:document-meta>
</file>